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dom:load" xlink:href="vnd.sun.star.script:Standard.Module1.UpdateIndexes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2T12:54:49.121000000</dc:date>
    <meta:editing-duration>PT52M53S</meta:editing-duration>
    <meta:editing-cycles>4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Sub UpdateIndexes()
	'''Update indexes, such as for the table of contents'''

	Dim i As Integer

    With ThisComponent ' Only process Writer documents
        If .supportsService("com.sun.star.text.GenericTextDocument") Then
            For i = 0 To .getDocumentIndexes().count - 1
                .getDocumentIndexes().getByIndex(i).update()     
            Next i
        End If
    End With ' ThisComponent

End Sub ' UpdateIndexes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